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en" fo:country="US"/>
    </style:style>
    <style:style style:name="P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language="en" fo:country="US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344cm" svg:height="1.267cm" svg:x="9.33cm" svg:y="0.438cm">
          <text:p text:style-name="P1"><text:span text:style-name="T1">F(5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9.526cm" svg:y1="1.52cm" svg:x2="7.204cm" svg:y2="2.685cm" draw:start-shape="id1" draw:start-glue-point="7" draw:end-shape="id2" draw:end-glue-point="11" svg:d="M9526 1520l-2322 1165" svg:viewBox="0 0 2323 1166">
          <text:p/>
        </draw:connector>
        <draw:connector draw:style-name="gr2" draw:text-style-name="P3" draw:layer="layout" draw:type="line" svg:x1="10.478cm" svg:y1="1.52cm" svg:x2="12.696cm" svg:y2="2.785cm" draw:start-shape="id1" draw:start-glue-point="9" draw:end-shape="id3" draw:end-glue-point="5" svg:d="M10478 1520l2218 1265" svg:viewBox="0 0 2219 1266">
          <text:p/>
        </draw:connector>
        <draw:custom-shape draw:style-name="gr3" draw:text-style-name="P2" xml:id="id2" draw:id="id2" draw:layer="layout" svg:width="1.344cm" svg:height="1.267cm" svg:x="6.056cm" svg:y="2.5cm">
          <text:p text:style-name="P1"><text:span text:style-name="T1">F</text:span><text:span text:style-name="T1">(</text:span><text:span text:style-name="T1">4</text:span><text:span text:style-name="T1">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1.344cm" svg:height="1.267cm" svg:x="12.5cm" svg:y="2.6cm">
          <text:p text:style-name="P1"><text:span text:style-name="T1">F(3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" draw:id="id4" draw:layer="layout" svg:width="1.344cm" svg:height="1.267cm" svg:x="3.857cm" svg:y="4.4cm">
          <text:p text:style-name="P1"><text:span text:style-name="T1">F(</text:span><text:span text:style-name="T1">3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5" draw:id="id5" draw:layer="layout" svg:width="1.344cm" svg:height="1.267cm" svg:x="8.158cm" svg:y="4.4cm">
          <text:p text:style-name="P1"><text:span text:style-name="T1">F(2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6.252cm" svg:y1="3.582cm" svg:x2="5.005cm" svg:y2="4.585cm" draw:start-shape="id2" draw:start-glue-point="7" draw:end-shape="id4" draw:end-glue-point="11" svg:d="M6252 3582l-1247 1003" svg:viewBox="0 0 1248 1004">
          <text:p/>
        </draw:connector>
        <draw:connector draw:style-name="gr2" draw:text-style-name="P3" draw:layer="layout" draw:type="line" svg:x1="7.204cm" svg:y1="3.582cm" svg:x2="8.354cm" svg:y2="4.585cm" draw:start-shape="id2" draw:start-glue-point="9" draw:end-shape="id5" draw:end-glue-point="5" svg:d="M7204 3582l1150 1003" svg:viewBox="0 0 1151 100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3cm" fo:margin-right="1.2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1-03-07T16:12:06.383215370</dc:date>
    <meta:editing-duration>PT21H9M42S</meta:editing-duration>
    <meta:editing-cycles>163</meta:editing-cycles>
    <meta:generator>LibreOffice/6.4.6.2$Linux_X86_64 LibreOffice_project/40$Build-2</meta:generator>
    <meta:document-statistic meta:object-count="9"/>
  </office:meta>
</office:document-meta>
</file>